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a5267" officeooo:paragraph-rsid="001a5267" style:font-size-asian="12.25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b0f36" officeooo:paragraph-rsid="001b0f36" style:font-size-asian="12.25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cc9e0" officeooo:paragraph-rsid="001cc9e0" style:font-size-asian="12.25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e176e" officeooo:paragraph-rsid="001e176e" style:font-size-asian="12.25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22c499" officeooo:paragraph-rsid="0022c499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style:text-underline-style="none" officeooo:rsid="001a5267" officeooo:paragraph-rsid="001a5267" style:font-size-asian="12.25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style:text-underline-style="none" officeooo:rsid="0022c499" officeooo:paragraph-rsid="0022c499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style:text-underline-style="none" officeooo:rsid="0022c499" officeooo:paragraph-rsid="00236cfa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style:text-underline-style="none" officeooo:rsid="0022c499" officeooo:paragraph-rsid="00236cfa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style:text-underline-style="none" officeooo:rsid="00236cfa" officeooo:paragraph-rsid="00236cfa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style:text-underline-style="none" officeooo:rsid="00247e37" officeooo:paragraph-rsid="00247e37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officeooo:paragraph-rsid="001e176e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style:font-style-asian="normal" style:font-style-complex="normal"/>
    </style:style>
    <style:style style:name="T4" style:family="text">
      <style:text-properties fo:font-style="italic" style:text-underline-style="none" officeooo:rsid="001fb8d9" style:font-size-asian="12.25pt" style:font-style-asian="italic" style:font-style-complex="italic"/>
    </style:style>
    <style:style style:name="T5" style:family="text">
      <style:text-properties fo:font-style="italic" style:font-size-asian="12.25pt" style:font-style-asian="italic" style:font-style-complex="italic"/>
    </style:style>
    <style:style style:name="T6" style:family="text">
      <style:text-properties fo:font-style="italic" officeooo:rsid="00236cfa" style:font-size-asian="12.25pt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e176e" style:font-style-asian="normal" style:font-style-complex="normal"/>
    </style:style>
    <style:style style:name="T12" style:family="text">
      <style:text-properties fo:font-style="normal" style:text-underline-style="none" officeooo:rsid="001e176e" style:font-size-asian="12.25pt" style:font-style-asian="normal" style:font-style-complex="normal"/>
    </style:style>
    <style:style style:name="T13" style:family="text">
      <style:text-properties fo:font-style="normal" style:text-underline-style="none" officeooo:rsid="001fb8d9" style:font-size-asian="12.25pt" style:font-style-asian="normal" style:font-style-complex="normal"/>
    </style:style>
    <style:style style:name="T14" style:family="text">
      <style:text-properties fo:font-style="normal" style:font-size-asian="12.25pt" style:font-style-asian="normal" style:font-style-complex="normal"/>
    </style:style>
    <style:style style:name="T15" style:family="text">
      <style:text-properties fo:font-style="normal" officeooo:rsid="001fb8d9" style:font-size-asian="12.25pt" style:font-style-asian="normal" style:font-style-complex="normal"/>
    </style:style>
    <style:style style:name="T16" style:family="text">
      <style:text-properties fo:font-style="normal" officeooo:rsid="00236cfa" style:font-size-asian="12.25pt" style:font-style-asian="normal" style:font-style-complex="normal"/>
    </style:style>
    <style:style style:name="T17" style:family="text">
      <style:text-properties fo:font-style="normal" fo:font-weight="bold" officeooo:rsid="00236cfa" style:font-size-asian="12.25pt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ize-asian="12.25pt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6cfa" style:font-size-asian="12.25pt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f66f" style:font-size-asian="12.25pt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italic" officeooo:rsid="00236cfa" style:font-size-asian="12.25pt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 7.</text:p>
      <text:p text:style-name="P6"><text:tab/>Это перестановки из <text:span text:style-name="T1">n</text:span> элементов такого множества из <text:span text:style-name="T1">k</text:span> различных элементов, где 1-й элемент встречается <text:span text:style-name="T1">n</text:span><text:span text:style-name="T7">1</text:span> раз, 2-й элемент – <text:span text:style-name="T1">n</text:span><text:span text:style-name="T8">2</text:span> раз, …, <text:span text:style-name="T1">k</text:span>-й элемент – <text:span text:style-name="T1">n</text:span><text:span text:style-name="T8">k</text:span> раз</text:p>
      <text:p text:style-name="P6"><draw:frame draw:style-name="fr1" draw:name="Объект1" text:anchor-type="as-char" svg:y="-0.619cm" svg:width="5.507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Вопрос 8</text:p>
      <text:p text:style-name="P2"><text:span text:style-name="T2"><text:tab/>Случайное событие</text:span><text:span text:style-name="T9"> – любой исход опыта, который может произойти или не произойти.</text:span></text:p>
      <text:p text:style-name="P2"><text:span text:style-name="T2"><text:tab/>Достоверное событие</text:span><text:span text:style-name="T9"> – то событие, которые обязательно наступит в результате данного опыта.</text:span></text:p>
      <text:p text:style-name="P2"><text:span text:style-name="T2"><text:tab/>Невозможное событие</text:span><text:span text:style-name="T9"> – то событие, которое заведомо не приозойдет в результате опыта.</text:span></text:p>
      <text:p text:style-name="P3"><text:span text:style-name="T9"><text:tab/>Два события </text:span><text:span text:style-name="T2">несовместны</text:span><text:span text:style-name="T10">, если появление одного из них исключает появление другого в одном и том же опыте. В противном случае события </text:span><text:span text:style-name="T2">совместные</text:span><text:span text:style-name="T10">.</text:span></text:p>
      <text:p text:style-name="P4"><text:span text:style-name="T10"><text:tab/>Несколько событий в данном опыте образуют </text:span><text:span text:style-name="T2">полную группу</text:span><text:span text:style-name="T10">, если они попарно несовместны(любые два из них несовместны) и в результате каждого опыта происходит одно и только одно из них.</text:span></text:p>
      <text:p text:style-name="P12"><text:span text:style-name="T11"><text:tab/></text:span><text:span text:style-name="T10">Два события называются </text:span><text:span text:style-name="T3">противоположными</text:span><text:span text:style-name="T10">, если в данном испытании они несовместны и одно из них обязательно происходит.</text:span></text:p>
      <text:p text:style-name="P12"><text:span text:style-name="T12"><text:tab/></text:span><text:span text:style-name="T13">События называются </text:span><text:span text:style-name="T4">равными</text:span><text:span text:style-name="T13">, если одно событие влечет другое, т. е. из того, что происходит одно событие, следуте, что происходит другое.</text:span></text:p>
      <text:p text:style-name="P12"><text:span text:style-name="T13"/></text:p>
      <text:p text:style-name="P5"><text:span text:style-name="T15">В</text:span><text:span text:style-name="T14">опрос 9.</text:span></text:p>
      <text:p text:style-name="P7"><text:span text:style-name="T14"><text:tab/>Несколько событий в данном опыте называются </text:span><text:span text:style-name="T5">равновозможными</text:span><text:span text:style-name="T14">, если ни одно из них не является объективно более возможным, чем другие, т. е. все события имеют равные «шансы»</text:span></text:p>
      <text:p text:style-name="P7"><text:span text:style-name="T14"><text:tab/></text:span><text:span text:style-name="T16">Пусть проводится опыт с </text:span><text:span text:style-name="T6">n</text:span><text:span text:style-name="T16"> исходами, которые можно представить в виде полной группы несовместных равновозможных событий. Такие исходы называются </text:span><text:span text:style-name="T6">случаями</text:span><text:span text:style-name="T16">, </text:span><text:span text:style-name="T6">шансами</text:span><text:span text:style-name="T16">, </text:span><text:span text:style-name="T6">элементарными событиями</text:span><text:span text:style-name="T16">, опыт – </text:span><text:span text:style-name="T6">классическим</text:span><text:span text:style-name="T16">. Про такой опыт говорят, что он сводится к </text:span><text:span text:style-name="T6">схеме случаев</text:span><text:span text:style-name="T16">.</text:span></text:p>
      <text:p text:style-name="P7"><text:span text:style-name="T16"><text:tab/>Случай </text:span><text:span text:style-name="T21">ω</text:span><text:span text:style-name="T16">, который приводит к наступлению события </text:span><text:span text:style-name="T6">A</text:span><text:span text:style-name="T16">, называется благоприятным ему, т. е. он влечет это событие.</text:span></text:p>
      <text:p text:style-name="P8"><text:span text:style-name="T16"><text:tab/>Вероятностью события </text:span><text:span text:style-name="T6">A</text:span><text:span text:style-name="T16"> называется отношение числа </text:span><text:span text:style-name="T6">m</text:span><text:span text:style-name="T16"> случаев, благопритных для этого события, к общему числу </text:span><text:span text:style-name="T6">n</text:span><text:span text:style-name="T16"> случаев, т. е. </text:span></text:p>
      <text:p text:style-name="P9"><text:soft-page-break/><text:span text:style-name="T16"><text:s/></text:span><text:span text:style-name="T16"><draw:frame draw:style-name="fr1" draw:name="Объект2" text:anchor-type="as-char" svg:y="-0.619cm" svg:width="1.90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<text:span text:style-name="T16"><text:tab/></text:span><text:span text:style-name="T17">Свойства</text:span></text:p>
      <text:p text:style-name="P8"><text:span text:style-name="T19">1. Вероятность любого события заключена между нулем и единицей.</text:span></text:p>
      <text:p text:style-name="P10"><text:span text:style-name="T18">2. Вероятность невозможного события равна нулю.</text:span></text:p>
      <text:p text:style-name="P10"><text:span text:style-name="T18">3. Вероятность достоверного события равна единице.</text:span></text:p>
      <text:p text:style-name="P10"><text:span text:style-name="T18">4. Вероятность суммы несовместных событий равна сумме вероятностей этих событий</text:span></text:p>
      <text:p text:style-name="P10"><text:span text:style-name="T18"/></text:p>
      <text:p text:style-name="P11"><text:span text:style-name="T18">Ограничение: </text:span><text:span text:style-name="T20">бесконечное </text:span><text:span text:style-name="T18">число возможных исход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22:26:55.622821074</meta:creation-date>
    <dc:date>2021-05-16T23:19:12.823244427</dc:date>
    <meta:editing-duration>PT30M4S</meta:editing-duration>
    <meta:editing-cycles>8</meta:editing-cycles>
    <meta:generator>LibreOffice/7.1.2.2$Linux_X86_64 LibreOffice_project/10$Build-2</meta:generator>
    <meta:document-statistic meta:table-count="0" meta:image-count="0" meta:object-count="2" meta:page-count="2" meta:paragraph-count="23" meta:word-count="285" meta:character-count="1997" meta:non-whitespace-character-count="1712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false">(</mo>
          <mrow>
            <mrow>
              <msub>
                <mi>n</mi>
                <mn>1</mn>
              </msub>
              <mi>,</mi>
              <msub>
                <mi>n</mi>
                <mn>2</mn>
              </msub>
              <mi>,</mi>
              <mn>...</mn>
              <mi>,</mi>
              <msub>
                <mi>n</mi>
                <mi>k</mi>
              </msub>
            </mrow>
          </mrow>
          <mo fence="true" form="postfix" stretchy="false">)</mo>
        </mrow>
        <mo stretchy="false">=</mo>
        <mfrac>
          <mrow>
            <mi>n</mi>
            <mi>!</mi>
          </mrow>
          <mrow>
            <msub>
              <mi>n</mi>
              <mn>1</mn>
            </msub>
            <mrow>
              <mi>!</mi>
              <mo stretchy="false">⋅</mo>
              <msub>
                <mi>n</mi>
                <mn>2</mn>
              </msub>
            </mrow>
            <mi>!</mi>
            <mn>...</mn>
            <msub>
              <mi>n</mi>
              <mi>k</mi>
            </msub>
            <mi>!</mi>
          </mrow>
        </mfrac>
      </mrow>
    </mrow>
    <annotation encoding="StarMath 5.0">P_{ n }( n_{1}, n_{2}, ..., n_{k} ) = frac {n!} {n_{1}! cdot n_{2}! ... n_{k}!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i>m</mi>
          <mi>n</mi>
        </mfrac>
      </mrow>
    </mrow>
    <annotation encoding="StarMath 5.0">P( A ) = frac { m } { n }</annotation>
  </semantics>
</math>
</file>